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2ff64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92ff64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b164ff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b164ff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b164ff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ffff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8" style:family="graphic" style:parent-style-name="standard">
      <style:graphic-properties draw:stroke="none" svg:stroke-width="0.044cm" draw:stroke-linejoin="miter" draw:fill="solid" draw:fill-color="#b164ff"/>
    </style:style>
    <style:style style:name="gr9" style:family="graphic" style:parent-style-name="standard">
      <style:graphic-properties draw:stroke="none" svg:stroke-width="0.044cm" draw:stroke-linejoin="miter" draw:fill="solid" draw:fill-color="#92ff64" draw:opacity="0%"/>
    </style:style>
    <style:style style:name="gr10" style:family="graphic" style:parent-style-name="standard">
      <style:graphic-properties draw:stroke="none" svg:stroke-width="0.044cm" draw:stroke-linejoin="miter" draw:fill="solid" draw:fill-color="#92ff64"/>
    </style:style>
    <style:style style:name="gr11" style:family="graphic" style:parent-style-name="standard">
      <style:graphic-properties svg:stroke-width="0.03cm" svg:stroke-color="#ffffff" draw:marker-start-width="0.295cm" draw:marker-end-width="0.295cm" draw:fill="none" draw:textarea-horizontal-align="justify" draw:textarea-vertical-align="middle" draw:auto-grow-height="false" fo:min-height="0.074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  <style:text-properties fo:color="#92ff64" fo:font-size="12pt"/>
    </style:style>
    <style:style style:name="P2" style:family="paragraph">
      <style:paragraph-properties fo:text-align="center"/>
      <style:text-properties fo:color="#92ff64"/>
    </style:style>
    <style:style style:name="P3" style:family="paragraph">
      <loext:graphic-properties draw:fill="none"/>
      <style:paragraph-properties fo:text-align="center"/>
      <style:text-properties fo:color="#b164ff" fo:font-size="12pt"/>
    </style:style>
    <style:style style:name="P4" style:family="paragraph">
      <style:paragraph-properties fo:text-align="center"/>
      <style:text-properties fo:color="#b164ff"/>
    </style:style>
    <style:style style:name="P5" style:family="paragraph">
      <loext:graphic-properties draw:fill="none"/>
      <style:paragraph-properties fo:text-align="center"/>
      <style:text-properties fo:color="#ffffff" fo:font-size="12pt"/>
    </style:style>
    <style:style style:name="P6" style:family="paragraph">
      <loext:graphic-properties draw:fill="solid" draw:fill-color="#b164ff" draw:opacity="0%"/>
    </style:style>
    <style:style style:name="P7" style:family="paragraph">
      <loext:graphic-properties draw:fill="solid" draw:fill-color="#b164ff"/>
    </style:style>
    <style:style style:name="P8" style:family="paragraph">
      <loext:graphic-properties draw:fill="solid" draw:fill-color="#92ff64" draw:opacity="0%"/>
    </style:style>
    <style:style style:name="P9" style:family="paragraph">
      <loext:graphic-properties draw:fill="solid" draw:fill-color="#92ff64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ffffff"/>
    </style:style>
    <style:style style:name="T1" style:family="text">
      <style:text-properties fo:font-size="1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1cm" svg:height="0.6cm" svg:x="0.9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3.1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5.3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6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6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cm" svg:height="0.6cm" svg:x="4.2cm" svg:y="3.8cm">
          <text:p text:style-name="P2"><text:span text:style-name="T1">..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0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3.1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5.3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4.2cm" svg:y="2.5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2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3.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5.3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4.2cm" svg:y="1.9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0.9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3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5.3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4.2cm" svg:y="1.3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0.9cm" svg:y="0.7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2cm" svg:y="0.7cm">
          <text:p text:style-name="P4"><text:span text:style-name="T1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3.1cm" svg:y="0.7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5.3cm" svg:y="0.7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1cm" svg:height="0.6cm" svg:x="6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6.4cm" svg:y="0.7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4.2cm" svg:y="0.7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0.9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2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3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5.3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svg:x="6.4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cm" svg:height="0.6cm" svg:x="4.2cm" svg:y="0.1cm">
          <text:p text:style-name="P4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.55cm" svg:y1="3.2cm" svg:x2="2.55cm" svg:y2="3.7cm" svg:d="M2550 3200v500" svg:viewBox="0 0 1 501">
          <text:p/>
        </draw:connector>
        <draw:connector draw:style-name="gr6" draw:text-style-name="P5" draw:layer="layout" svg:x1="1.45cm" svg:y1="3.2cm" svg:x2="1.45cm" svg:y2="3.7cm" svg:d="M1450 3200v500" svg:viewBox="0 0 1 501">
          <text:p/>
        </draw:connector>
        <draw:connector draw:style-name="gr6" draw:text-style-name="P5" draw:layer="layout" svg:x1="3.65cm" svg:y1="3.2cm" svg:x2="3.65cm" svg:y2="3.7cm" svg:d="M3650 3200v500" svg:viewBox="0 0 1 501">
          <text:p/>
        </draw:connector>
        <draw:connector draw:style-name="gr6" draw:text-style-name="P5" draw:layer="layout" svg:x1="5.85cm" svg:y1="3.2cm" svg:x2="5.85cm" svg:y2="3.7cm" svg:d="M5850 3200v500" svg:viewBox="0 0 1 501">
          <text:p/>
        </draw:connector>
        <draw:connector draw:style-name="gr6" draw:text-style-name="P5" draw:layer="layout" svg:x1="6.95cm" svg:y1="3.2cm" svg:x2="6.95cm" svg:y2="3.7cm" svg:d="M6950 3200v500" svg:viewBox="0 0 1 501">
          <text:p/>
        </draw:connector>
        <draw:g>
          <svg:title>TexMaths</svg:title>
          <svg:desc>18§display§B§svg§600§TRUE§</svg:desc>
          <draw:polygon draw:style-name="gr7" draw:text-style-name="P6" draw:layer="layout" svg:width="0.512cm" svg:height="0.433cm" svg:x="0.017cm" svg:y="1.671cm" svg:viewBox="0 0 513 434" draw:points="257,434 0,434 0,0 513,0 513,434">
            <text:p/>
          </draw:polygon>
          <draw:path draw:style-name="gr8" draw:text-style-name="P7" draw:layer="layout" svg:width="0.453cm" svg:height="0.433cm" svg:x="0.043cm" svg:y="1.671cm" svg:viewBox="0 0 454 434" svg:d="M75 385c-6 24-7 29-58 29-11 0-17 0-17 13 0 7 6 7 17 7h227c100 0 175-75 175-137 0-46-37-82-98-89 65-13 133-59 133-120 0-48-42-88-118-88h-214c-12 0-18 0-18 13 0 7 6 7 17 7 1 0 13 0 25 2 11 0 17 1 17 10 0 1-2 4-3 11zM171 202l39-159c6-21 8-23 35-23h82c55 0 69 38 69 65 0 56-54 117-132 117zM143 414c-9 0-10 0-15 0-6 0-8-2-8-6 0-3 0-4 2-16l45-177h120c62 0 73 47 73 75 0 63-56 124-131 124z">
            <text:p/>
          </draw:path>
        </draw:g>
        <draw:g>
          <svg:title>TexMaths</svg:title>
          <svg:desc>18§display§b§svg§600§TRUE§</svg:desc>
          <draw:polygon draw:style-name="gr9" draw:text-style-name="P8" draw:layer="layout" svg:width="0.273cm" svg:height="0.44cm" svg:x="0.134cm" svg:y="3.863cm" svg:viewBox="0 0 274 441" draw:points="137,441 0,441 0,0 274,0 274,441">
            <text:p/>
          </draw:polygon>
          <draw:path draw:style-name="gr10" draw:text-style-name="P9" draw:layer="layout" svg:width="0.234cm" svg:height="0.447cm" svg:x="0.164cm" svg:y="3.863cm" svg:viewBox="0 0 235 448" svg:d="M123 7c0-1 0-7-9-7-14 0-61 6-78 6-4 1-11 1-11 13 0 8 5 8 14 8 32 0 33 5 33 10s-6 26-10 39l-52 208c-7 31-10 42-10 65 0 59 33 99 81 99 75 0 154-95 154-186 0-59-35-102-85-102-29 0-56 19-75 39zM62 246c4-13 4-14 10-21 32-42 59-51 77-51 23 0 40 19 40 59 0 38-22 111-33 136-20 42-51 65-75 65-22 0-42-18-42-64 0-13 0-24 10-65z">
            <text:p/>
          </draw:path>
        </draw:g>
        <draw:custom-shape draw:style-name="gr11" draw:text-style-name="P11" draw:layer="layout" svg:width="0.5cm" svg:height="0.5cm" svg:x="4.5cm" svg:y="3.2cm">
          <text:p text:style-name="P10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5cm" fo:page-height="4.6cm" style:print-orientation="landscape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2-19T11:17:17.165044385</dc:date>
    <meta:editing-duration>PT1H4M15S</meta:editing-duration>
    <meta:editing-cycles>18</meta:editing-cycles>
    <meta:generator>LibreOffice/6.0.1.1$Linux_X86_64 LibreOffice_project/00m0$Build-1</meta:generator>
    <meta:document-statistic meta:object-count="54"/>
  </office:meta>
</office:document-meta>
</file>